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officeooo:rsid="017f5d48" officeooo:paragraph-rsid="02f3c025"/>
    </style:style>
    <style:style style:name="P2" style:family="paragraph" style:parent-style-name="_32_._20_Level_20_Indent-first_20_line_20_-_3e_">
      <style:text-properties officeooo:rsid="02f48fe7" officeooo:paragraph-rsid="03e6c6be"/>
    </style:style>
    <style:style style:name="P3" style:family="paragraph" style:parent-style-name="_32_._20_Level_20_Indent-first_20_line_20_-_3e_">
      <style:text-properties officeooo:rsid="02f48fe7" officeooo:paragraph-rsid="03e7d8cc"/>
    </style:style>
    <style:style style:name="P4" style:family="paragraph" style:parent-style-name="_32_._20_Level_20_Indent-first_20_line_20_-_3e_">
      <style:text-properties officeooo:rsid="0315b432" officeooo:paragraph-rsid="02f3c025"/>
    </style:style>
    <style:style style:name="P5" style:family="paragraph" style:parent-style-name="_32_._20_Level_20_Indent-first_20_line_20_-_3e_">
      <style:text-properties officeooo:rsid="0315b432" officeooo:paragraph-rsid="040a8fda"/>
    </style:style>
    <style:style style:name="P6" style:family="paragraph" style:parent-style-name="_32_._20_Level_20_Indent-first_20_line_20_-_3e_">
      <style:text-properties officeooo:rsid="0315b432" officeooo:paragraph-rsid="041547c5"/>
    </style:style>
    <style:style style:name="P7" style:family="paragraph" style:parent-style-name="_32_._20_Level_20_Indent-first_20_line_20_-_3e_">
      <style:text-properties officeooo:rsid="0315b432" officeooo:paragraph-rsid="0408bc90"/>
    </style:style>
    <style:style style:name="P8" style:family="paragraph" style:parent-style-name="_32_._20_Level_20_Indent-first_20_line_20_-_3e_">
      <style:text-properties officeooo:rsid="03034e8d" officeooo:paragraph-rsid="03e7d8cc"/>
    </style:style>
    <style:style style:name="P9" style:family="paragraph" style:parent-style-name="_32_._20_Level_20_Indent-first_20_line_20_-_3e_">
      <style:text-properties officeooo:rsid="040b7a40" officeooo:paragraph-rsid="040b7a40"/>
    </style:style>
    <style:style style:name="P10" style:family="paragraph" style:parent-style-name="_32_._20_Level_20_Indent-first_20_line_20_-_3e_">
      <style:text-properties officeooo:rsid="040b7a40" officeooo:paragraph-rsid="0411de03"/>
    </style:style>
    <style:style style:name="P11" style:family="paragraph" style:parent-style-name="_32_._20_Level_20_Indent-first_20_line_20_-_3e_">
      <style:text-properties officeooo:rsid="0411de03" officeooo:paragraph-rsid="0411de03"/>
    </style:style>
    <style:style style:name="P12" style:family="paragraph" style:parent-style-name="_32_._20_Level_20_Indent-first_20_line_20_-_3e_">
      <style:text-properties officeooo:rsid="03f90ade" officeooo:paragraph-rsid="044fb675"/>
    </style:style>
    <style:style style:name="P13" style:family="paragraph" style:parent-style-name="_32_._20_Level_20_Indent-first_20_line_20_-_3e_">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3f90ade" officeooo:paragraph-rsid="044fb675" style:font-size-asian="11pt" style:font-size-complex="11pt"/>
    </style:style>
    <style:style style:name="P14"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e8788"/>
    </style:style>
    <style:style style:name="P15"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f1fe0"/>
    </style:style>
    <style:style style:name="P16"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428b"/>
    </style:style>
    <style:style style:name="P17"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e87d"/>
    </style:style>
    <style:style style:name="P1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1e8788" officeooo:paragraph-rsid="048e2631"/>
    </style:style>
    <style:style style:name="P19"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paragraph-rsid="04816611"/>
    </style:style>
    <style:style style:name="P2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variant="normal" fo:text-transform="none" fo:color="#0000ff" style:font-name="Ubuntu" fo:font-size="9pt" fo:letter-spacing="normal" fo:font-style="normal" fo:font-weight="normal" officeooo:rsid="048a3add" officeooo:paragraph-rsid="04816611" fo:background-color="transparent" style:font-size-asian="9pt" style:font-weight-asian="normal" style:font-size-complex="9pt" style:font-weight-complex="normal"/>
    </style:style>
    <style:style style:name="P2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06fd1" style:font-size-asian="10pt" style:font-size-complex="10pt"/>
    </style:style>
    <style:style style:name="P22"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23"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2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1f1fe0" style:font-size-asian="10pt" style:font-size-complex="10pt"/>
    </style:style>
    <style:style style:name="P2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8013fc" style:font-size-asian="10pt" style:font-size-complex="10pt"/>
    </style:style>
    <style:style style:name="P2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1e8788" officeooo:paragraph-rsid="048e2631" style:font-size-asian="10pt" style:font-size-complex="10pt"/>
    </style:style>
    <style:style style:name="P2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1e90f6" style:font-size-asian="10pt" style:font-size-complex="10pt"/>
    </style:style>
    <style:style style:name="P2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8e2631" style:font-size-asian="10pt" style:font-size-complex="10pt"/>
    </style:style>
    <style:style style:name="P29"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d20dd" officeooo:paragraph-rsid="048e2631" style:font-size-asian="10pt" style:font-size-complex="10pt"/>
    </style:style>
    <style:style style:name="P3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73f0" officeooo:paragraph-rsid="048e2631" style:font-size-asian="10pt" style:font-size-complex="10pt"/>
    </style:style>
    <style:style style:name="P3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6fdea" style:font-size-asian="10pt" style:font-size-complex="10pt"/>
    </style:style>
    <style:style style:name="P3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8d87c" style:font-size-asian="10pt" style:font-size-complex="10pt"/>
    </style:style>
    <style:style style:name="P33"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833197" style:font-size-asian="10pt" style:font-size-complex="10pt"/>
    </style:style>
    <style:style style:name="P3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fdea" officeooo:paragraph-rsid="048e2631" style:font-size-asian="10pt" style:font-size-complex="10pt"/>
    </style:style>
    <style:style style:name="P3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8e2631" style:font-size-asian="10pt" style:font-size-complex="10pt"/>
    </style:style>
    <style:style style:name="P3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bbdd71" style:font-size-asian="10pt" style:font-size-complex="10pt"/>
    </style:style>
    <style:style style:name="P3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a01d1" officeooo:paragraph-rsid="048e2631" style:font-size-asian="10pt" style:font-size-complex="10pt"/>
    </style:style>
    <style:style style:name="P3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66551" officeooo:paragraph-rsid="048013fc" style:font-size-asian="10pt" style:font-size-complex="10pt"/>
    </style:style>
    <style:style style:name="P3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add41" officeooo:paragraph-rsid="0476758e" style:font-size-asian="10pt" style:font-size-complex="10pt"/>
    </style:style>
    <style:style style:name="P4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1a528" officeooo:paragraph-rsid="0471a528" style:font-size-asian="10pt" style:font-size-complex="10pt"/>
    </style:style>
    <style:style style:name="P4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780143" officeooo:paragraph-rsid="04780143" style:font-size-asian="10pt" style:font-size-complex="10pt"/>
    </style:style>
    <style:style style:name="P4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8169a" officeooo:paragraph-rsid="048e2631" style:font-size-asian="10pt" style:font-size-complex="10pt"/>
    </style:style>
    <style:style style:name="P4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16611" officeooo:paragraph-rsid="04816611" style:font-size-asian="10pt" style:font-size-complex="10pt"/>
    </style:style>
    <style:style style:name="P4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c6f00" officeooo:paragraph-rsid="048c6f00" style:font-size-asian="10pt" style:font-size-complex="10pt"/>
    </style:style>
    <style:style style:name="P45"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f1fe0" officeooo:paragraph-rsid="04206fd1" style:font-size-asian="10pt" style:font-size-complex="10pt"/>
    </style:style>
    <style:style style:name="P4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4e87d" officeooo:paragraph-rsid="0464e87d" style:font-size-asian="10pt" style:font-size-complex="10pt"/>
    </style:style>
    <style:style style:name="P4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64e87d"/>
    </style:style>
    <style:style style:name="P4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8e2631"/>
    </style:style>
    <style:style style:name="P4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77bba7" officeooo:paragraph-rsid="048013fc"/>
    </style:style>
    <style:style style:name="P50"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rsid="047f67cc" officeooo:paragraph-rsid="048013fc"/>
    </style:style>
    <style:style style:name="P5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9pt" officeooo:rsid="04816611" officeooo:paragraph-rsid="04816611" style:font-size-asian="9pt" style:font-size-complex="9pt"/>
    </style:style>
    <style:style style:name="P52"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officeooo:rsid="04316f73" officeooo:paragraph-rsid="044fb675"/>
    </style:style>
    <style:style style:name="P53"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page-number="auto" style:shadow="none">
        <style:tab-stops/>
      </style:paragraph-properties>
      <style:text-properties fo:font-weight="bold" officeooo:rsid="04316f73" officeooo:paragraph-rsid="044fb675" style:font-weight-asian="bold" style:font-weight-complex="bold"/>
    </style:style>
    <style:style style:name="P54"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a9ef5" officeooo:paragraph-rsid="04206fd1" style:font-size-asian="10pt" style:font-size-complex="10pt"/>
    </style:style>
    <style:style style:name="P55" style:family="paragraph" style:parent-style-name="Console" style:master-page-nam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officeooo:rsid="041e90f6" officeooo:paragraph-rsid="048e2631" style:font-size-asian="10pt" style:font-size-complex="10pt"/>
    </style:style>
    <style:style style:name="P56"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d20dd" officeooo:paragraph-rsid="048e2631" style:font-size-asian="10pt" style:font-size-complex="10pt"/>
    </style:style>
    <style:style style:name="P57"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e8788" style:font-size-asian="10pt" style:font-weight-asian="bold" style:font-size-complex="10pt" style:font-weight-complex="bold"/>
    </style:style>
    <style:style style:name="P58"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f1fe0" style:font-size-asian="10pt" style:font-weight-asian="bold" style:font-size-complex="10pt" style:font-weight-complex="bold"/>
    </style:style>
    <style:style style:name="P59" style:family="paragraph" style:parent-style-name="List_20_with_20_explanation">
      <style:text-properties officeooo:paragraph-rsid="041547c5"/>
    </style:style>
    <style:style style:name="P60" style:family="paragraph" style:parent-style-name="List_20_with_20_explanation">
      <style:text-properties officeooo:paragraph-rsid="044fb675"/>
    </style:style>
    <style:style style:name="P61" style:family="paragraph" style:parent-style-name="Console">
      <loext:graphic-properties draw:fill-color="#eeeeee"/>
      <style:paragraph-properties fo:margin-top="0in" fo:margin-bottom="0in" loext:contextual-spacing="false"/>
      <style:text-properties style:use-window-font-color="true" fo:font-size="11pt" officeooo:rsid="03ef6627" officeooo:paragraph-rsid="044fb675" style:font-size-asian="11pt" style:font-size-complex="11pt"/>
    </style:style>
    <style:style style:name="P62"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63"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405f00f" officeooo:paragraph-rsid="044fb675" fo:background-color="transparent" style:font-size-asian="11pt" style:font-weight-asian="normal" style:font-size-complex="11pt" style:font-weight-complex="normal" loext:shadow="none"/>
    </style:style>
    <style:style style:name="P64" style:family="paragraph" style:parent-style-name="Console">
      <loext:graphic-properties draw:fill-color="#eeeeee"/>
      <style:paragraph-properties fo:margin-top="0in" fo:margin-bottom="0in" loext:contextual-spacing="false"/>
      <style:text-properties style:use-window-font-color="true" style:font-name="Ubuntu1" fo:font-size="10pt" officeooo:rsid="0408bc90" officeooo:paragraph-rsid="040a8fda" fo:background-color="transparent" style:font-size-asian="10pt" style:font-size-complex="10pt" loext:shadow="none"/>
    </style:style>
    <style:style style:name="P65"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ef6627" fo:background-color="transparent" style:font-size-asian="10pt" style:font-size-complex="10pt" loext:shadow="none"/>
    </style:style>
    <style:style style:name="P66"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0b2f3" fo:background-color="transparent" style:font-size-asian="10pt" style:font-size-complex="10pt" loext:shadow="none"/>
    </style:style>
    <style:style style:name="P67"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18328" fo:background-color="transparent" style:font-size-asian="10pt" style:font-size-complex="10pt" loext:shadow="none"/>
    </style:style>
    <style:style style:name="P68"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035cd" fo:background-color="transparent" style:font-size-asian="10pt" style:font-size-complex="10pt" loext:shadow="none"/>
    </style:style>
    <style:style style:name="P69"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18328" fo:background-color="transparent" style:font-size-asian="10pt" style:font-size-complex="10pt" loext:shadow="none"/>
    </style:style>
    <style:style style:name="P70"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b2f3" officeooo:paragraph-rsid="03f0b2f3" fo:background-color="transparent" style:font-size-asian="10pt" style:font-size-complex="10pt" loext:shadow="none"/>
    </style:style>
    <style:style style:name="P71" style:family="paragraph" style:parent-style-name="Console">
      <loext:graphic-properties draw:fill-color="#eeeeee"/>
      <style:paragraph-properties fo:margin-top="0in" fo:margin-bottom="0in" loext:contextual-spacing="false"/>
      <style:text-properties style:use-window-font-color="true" style:font-name="Ubuntu1" fo:font-size="10pt" officeooo:rsid="03f24498" officeooo:paragraph-rsid="03f24498" fo:background-color="transparent" style:font-size-asian="10pt" style:font-size-complex="10pt" loext:shadow="none"/>
    </style:style>
    <style:style style:name="P72" style:family="paragraph" style:parent-style-name="Console">
      <loext:graphic-properties draw:fill-color="#eeeeee"/>
      <style:paragraph-properties fo:margin-top="0in" fo:margin-bottom="0in" loext:contextual-spacing="false"/>
      <style:text-properties style:use-window-font-color="true" style:font-name="Ubuntu1" fo:font-size="10pt" officeooo:rsid="04186a9d" officeooo:paragraph-rsid="04186a9d" fo:background-color="transparent" style:font-size-asian="10pt" style:font-size-complex="10pt" loext:shadow="none"/>
    </style:style>
    <style:style style:name="P73" style:family="paragraph" style:parent-style-name="Console">
      <loext:graphic-properties draw:fill-color="#eeeeee"/>
      <style:paragraph-properties fo:margin-top="0in" fo:margin-bottom="0in" loext:contextual-spacing="false"/>
      <style:text-properties style:use-window-font-color="true" style:font-name="Ubuntu1" fo:font-size="10pt" officeooo:rsid="040a8fda" officeooo:paragraph-rsid="040a8fda" style:font-size-asian="10pt" style:font-size-complex="10pt"/>
    </style:style>
    <style:style style:name="P74"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b9052" officeooo:paragraph-rsid="040b9052" fo:background-color="transparent" style:font-size-asian="10pt" style:font-weight-asian="normal" style:font-size-complex="10pt" style:font-weight-complex="normal" loext:shadow="none"/>
    </style:style>
    <style:style style:name="P75"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b9052" fo:background-color="transparent" style:font-size-asian="10pt" style:font-weight-asian="normal" style:font-size-complex="10pt" style:font-weight-complex="normal" loext:shadow="none"/>
    </style:style>
    <style:style style:name="P76"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d5537" fo:background-color="transparent" style:font-size-asian="10pt" style:font-weight-asian="normal" style:font-size-complex="10pt" style:font-weight-complex="normal" loext:shadow="none"/>
    </style:style>
    <style:style style:name="P77" style:family="paragraph" style:parent-style-name="Console" style:master-page-name="">
      <loext:graphic-properties draw:fill-color="#eeeeee"/>
      <style:paragraph-properties fo:margin-top="0in" fo:margin-bottom="0in" loext:contextual-spacing="false"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78" style:family="paragraph" style:parent-style-name="Console" style:master-page-name="">
      <loext:graphic-properties draw:fill-color="#eeeeee"/>
      <style:paragraph-properties fo:margin-top="0in" fo:margin-bottom="0in" loext:contextual-spacing="false" fo:keep-together="auto"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79" style:family="paragraph" style:parent-style-name="Console" style:master-page-name="">
      <loext:graphic-properties draw:fill-color="#eeeeee"/>
      <style:paragraph-properties fo:margin-top="0in" fo:margin-bottom="0in" loext:contextual-spacing="false" style:page-number="auto"/>
      <style:text-properties style:use-window-font-color="true" style:font-name="Ubuntu1" fo:font-size="10pt" officeooo:rsid="0408bc90" officeooo:paragraph-rsid="040a8fda" fo:background-color="transparent" style:font-size-asian="10pt" style:font-size-complex="10pt" loext:shadow="none"/>
    </style:style>
    <style:style style:name="P80" style:family="paragraph" style:parent-style-name="_32_._20_Level_20_Indent-first_20_line_20_-_3e_" style:master-page-name="">
      <style:paragraph-properties style:page-number="auto"/>
      <style:text-properties officeooo:rsid="03f7f0f7" officeooo:paragraph-rsid="044fb675"/>
    </style:style>
    <style:style style:name="P81" style:family="paragraph" style:parent-style-name="_31_._20_Level_20_Indent-first_20_line_20_-_3e_">
      <style:text-properties officeooo:rsid="0486a831" officeooo:paragraph-rsid="0486a831"/>
    </style:style>
    <style:style style:name="P82" style:family="paragraph" style:parent-style-name="Console">
      <loext:graphic-properties draw:fill="none" draw:fill-color="#999999" draw:fill-image-width="0in" draw:fill-image-height="0in"/>
      <style:paragraph-properties fo:margin-left="0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font-size="11pt" officeooo:rsid="03ef6627" officeooo:paragraph-rsid="03f0b2f3" style:font-size-asian="11pt" style:font-size-complex="11pt"/>
    </style:style>
    <style:style style:name="P83"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3ef6627" officeooo:paragraph-rsid="03ef6627"/>
    </style:style>
    <style:style style:name="P84" style:family="paragraph" style:parent-style-name="_31_._20_Level_20_Subtitle">
      <style:paragraph-properties fo:break-before="page"/>
      <style:text-properties officeooo:rsid="041a9ef5" officeooo:paragraph-rsid="041a9ef5"/>
    </style:style>
    <style:style style:name="P85"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15b432" officeooo:paragraph-rsid="0408bc90"/>
    </style:style>
    <style:style style:name="P86" style:family="paragraph" style:parent-style-name="List_20_with_20_explanation" style:list-style-name="L1">
      <style:text-properties fo:font-weight="bold" style:font-weight-asian="bold" style:font-weight-complex="bold"/>
    </style:style>
    <style:style style:name="P87" style:family="paragraph" style:parent-style-name="_32_._20_Level_20_Subtitle" style:list-style-name="Sajat_20_szamozas">
      <style:text-properties officeooo:rsid="03e7d8cc" officeooo:paragraph-rsid="03e7d8cc"/>
    </style:style>
    <style:style style:name="P88" style:family="paragraph" style:parent-style-name="_32_._20_Level_20_Subtitle">
      <style:text-properties officeooo:paragraph-rsid="047f67cc"/>
    </style:style>
    <style:style style:name="P89" style:family="paragraph" style:parent-style-name="_32_._20_Level_20_Subtitle">
      <style:text-properties officeooo:rsid="047f67cc" officeooo:paragraph-rsid="047f67cc"/>
    </style:style>
    <style:style style:name="P90" style:family="paragraph" style:parent-style-name="_32_._20_Level_20_Subtitle">
      <style:text-properties officeooo:rsid="04816611" officeooo:paragraph-rsid="04816611"/>
    </style:style>
    <style:style style:name="P91" style:family="paragraph" style:parent-style-name="_32_._20_Level_20_Subtitle">
      <style:text-properties officeooo:rsid="044e156e" officeooo:paragraph-rsid="044e156e"/>
    </style:style>
    <style:style style:name="P92"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4e156e" officeooo:paragraph-rsid="044e156e"/>
    </style:style>
    <style:style style:name="P93" style:family="paragraph" style:parent-style-name="_32_._20_Level_20_Subtitle">
      <style:paragraph-properties fo:break-before="page"/>
      <style:text-properties officeooo:rsid="044e156e" officeooo:paragraph-rsid="044e156e"/>
    </style:style>
    <style:style style:name="P94" style:family="paragraph" style:parent-style-name="_33_._20_Level_20_Subtitle">
      <style:text-properties officeooo:rsid="047f67cc" officeooo:paragraph-rsid="047f67cc"/>
    </style:style>
    <style:style style:name="P95" style:family="paragraph" style:parent-style-name="_33_._20_Level_20_Subtitle">
      <style:text-properties officeooo:rsid="041f1fe0" officeooo:paragraph-rsid="041f1fe0"/>
    </style:style>
    <style:style style:name="P96" style:family="paragraph" style:parent-style-name="_33_._20_Level_20_Subtitle">
      <style:text-properties officeooo:rsid="048c1c93" officeooo:paragraph-rsid="048c1c93"/>
    </style:style>
    <style:style style:name="P97" style:family="paragraph" style:parent-style-name="_33_._20_Level_20_Subtitle">
      <style:text-properties officeooo:rsid="04833197" officeooo:paragraph-rsid="04833197"/>
    </style:style>
    <style:style style:name="P98" style:family="paragraph" style:parent-style-name="_33_._20_Level_20_Subtitle">
      <style:text-properties officeooo:rsid="04625993" officeooo:paragraph-rsid="04625993"/>
    </style:style>
    <style:style style:name="P99" style:family="paragraph" style:parent-style-name="_33_._20_Level_20_Subtitle">
      <style:text-properties officeooo:rsid="0464e87d" officeooo:paragraph-rsid="0464e87d"/>
    </style:style>
    <style:style style:name="P100" style:family="paragraph" style:parent-style-name="_33_._20_Level_20_Subtitle" style:list-style-name="Sajat_20_szamozas">
      <style:text-properties officeooo:rsid="0408bc90" officeooo:paragraph-rsid="040a8fda"/>
    </style:style>
    <style:style style:name="P101" style:family="paragraph" style:parent-style-name="_33_._20_Level_20_Subtitle" style:list-style-name="Sajat_20_szamozas">
      <style:text-properties officeooo:rsid="03ef6627" officeooo:paragraph-rsid="03ef6627"/>
    </style:style>
    <style:style style:name="P102" style:family="paragraph" style:parent-style-name="_33_._20_Level_20_Subtitle" style:list-style-name="Sajat_20_szamozas">
      <style:text-properties officeooo:rsid="03f0b2f3" officeooo:paragraph-rsid="03f0b2f3"/>
    </style:style>
    <style:style style:name="P103" style:family="paragraph" style:parent-style-name="_33_._20_Level_20_Subtitle" style:list-style-name="Sajat_20_szamozas">
      <style:text-properties officeooo:rsid="04132a94" officeooo:paragraph-rsid="041418c8"/>
    </style:style>
    <style:style style:name="P104" style:family="paragraph" style:parent-style-name="_33_._20_Level_20_Subtitle">
      <style:text-properties officeooo:rsid="04bd0e30" officeooo:paragraph-rsid="04bd0e30"/>
    </style:style>
    <style:style style:name="P105" style:family="paragraph" style:parent-style-name="Main_20_title" style:master-page-name="Standard">
      <style:paragraph-properties style:page-number="auto"/>
      <style:text-properties officeooo:rsid="03e438e1" officeooo:paragraph-rsid="03e438e1"/>
    </style:style>
    <style:style style:name="T1" style:family="text">
      <style:text-properties fo:font-weight="bold" style:font-weight-asian="bold" style:font-weight-complex="bold"/>
    </style:style>
    <style:style style:name="T2" style:family="text">
      <style:text-properties fo:font-weight="bold" officeooo:rsid="03e99392" style:font-weight-asian="bold" style:font-weight-complex="bold"/>
    </style:style>
    <style:style style:name="T3" style:family="text">
      <style:text-properties fo:font-weight="bold" officeooo:rsid="03f7f0f7" style:font-weight-asian="bold" style:font-weight-complex="bold"/>
    </style:style>
    <style:style style:name="T4" style:family="text">
      <style:text-properties fo:font-weight="bold" officeooo:rsid="04734c1b" style:font-weight-asian="bold" style:font-weight-complex="bold"/>
    </style:style>
    <style:style style:name="T5" style:family="text">
      <style:text-properties fo:font-weight="bold" officeooo:rsid="0474b16f" style:font-weight-asian="bold" style:font-weight-complex="bold"/>
    </style:style>
    <style:style style:name="T6" style:family="text">
      <style:text-properties fo:font-weight="bold" officeooo:rsid="0471a528" style:font-weight-asian="bold" style:font-weight-complex="bold"/>
    </style:style>
    <style:style style:name="T7" style:family="text">
      <style:text-properties fo:font-weight="bold" officeooo:rsid="04770730" style:font-weight-asian="bold" style:font-weight-complex="bold"/>
    </style:style>
    <style:style style:name="T8" style:family="text">
      <style:text-properties fo:font-weight="bold" officeooo:rsid="047baf5f" style:font-weight-asian="bold" style:font-weight-complex="bold"/>
    </style:style>
    <style:style style:name="T9" style:family="text">
      <style:text-properties fo:font-weight="bold" officeooo:rsid="048013fc" style:font-weight-asian="bold" style:font-weight-complex="bold"/>
    </style:style>
    <style:style style:name="T10" style:family="text">
      <style:text-properties fo:font-weight="bold" officeooo:rsid="0464428b" style:font-weight-asian="bold" style:font-weight-complex="bold"/>
    </style:style>
    <style:style style:name="T11" style:family="text">
      <style:text-properties fo:font-weight="bold" officeooo:rsid="0486d84a"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officeooo:rsid="03e6c6be"/>
    </style:style>
    <style:style style:name="T14" style:family="text">
      <style:text-properties officeooo:rsid="03e77b27"/>
    </style:style>
    <style:style style:name="T15" style:family="text">
      <style:text-properties officeooo:rsid="03e7d8cc"/>
    </style:style>
    <style:style style:name="T16" style:family="text">
      <style:text-properties officeooo:rsid="03e99392"/>
    </style:style>
    <style:style style:name="T17" style:family="text">
      <style:text-properties officeooo:rsid="03ea5c6d"/>
    </style:style>
    <style:style style:name="T18" style:family="text">
      <style:text-properties officeooo:rsid="03ec43bc"/>
    </style:style>
    <style:style style:name="T19" style:family="text">
      <style:text-properties officeooo:rsid="03ed7837"/>
    </style:style>
    <style:style style:name="T20" style:family="text">
      <style:text-properties officeooo:rsid="03ee3b6b"/>
    </style:style>
    <style:style style:name="T21" style:family="text">
      <style:text-properties officeooo:rsid="03f035cd"/>
    </style:style>
    <style:style style:name="T22" style:family="text">
      <style:text-properties officeooo:rsid="03f18328"/>
    </style:style>
    <style:style style:name="T23" style:family="text">
      <style:text-properties officeooo:rsid="03f48194"/>
    </style:style>
    <style:style style:name="T24" style:family="text">
      <style:text-properties fo:font-size="9pt" officeooo:rsid="04816611" style:font-size-asian="9pt" style:font-size-complex="9pt"/>
    </style:style>
    <style:style style:name="T25" style:family="text">
      <style:text-properties fo:font-size="9pt" officeooo:rsid="0486d84a" style:font-size-asian="9pt" style:font-size-complex="9pt"/>
    </style:style>
    <style:style style:name="T26" style:family="text">
      <style:text-properties officeooo:rsid="0408bc90"/>
    </style:style>
    <style:style style:name="T27" style:family="text">
      <style:text-properties officeooo:rsid="040a8fda"/>
    </style:style>
    <style:style style:name="T28" style:family="text">
      <style:text-properties officeooo:rsid="040b9052"/>
    </style:style>
    <style:style style:name="T29" style:family="text">
      <style:text-properties officeooo:rsid="040c57ee"/>
    </style:style>
    <style:style style:name="T30" style:family="text">
      <style:text-properties style:font-name="Ubuntu1"/>
    </style:style>
    <style:style style:name="T31" style:family="text">
      <style:text-properties style:font-name="Ubuntu1" fo:font-size="10pt" fo:background-color="transparent" loext:char-shading-value="0" style:font-size-asian="10pt" style:font-size-complex="10pt" loext:shadow="none"/>
    </style:style>
    <style:style style:name="T32" style:family="text">
      <style:text-properties style:font-name="Ubuntu1" fo:font-size="10pt" officeooo:rsid="04015f69" fo:background-color="transparent" loext:char-shading-value="0" style:font-size-asian="10pt" style:font-size-complex="10pt" loext:shadow="none"/>
    </style:style>
    <style:style style:name="T33" style:family="text">
      <style:text-properties style:font-name="Ubuntu1" fo:font-size="10pt" officeooo:rsid="0401fdd8" fo:background-color="transparent" loext:char-shading-value="0" style:font-size-asian="10pt" style:font-size-complex="10pt" loext:shadow="none"/>
    </style:style>
    <style:style style:name="T34" style:family="text">
      <style:text-properties style:font-name="Ubuntu1" fo:font-size="10pt" officeooo:rsid="03fc59fa" fo:background-color="transparent" loext:char-shading-value="0" style:font-size-asian="10pt" style:font-size-complex="10pt" loext:shadow="none"/>
    </style:style>
    <style:style style:name="T35" style:family="text">
      <style:text-properties style:font-name="Ubuntu1" fo:font-size="10pt" officeooo:rsid="03faf96a" fo:background-color="transparent" loext:char-shading-value="0" style:font-size-asian="10pt" style:font-size-complex="10pt" loext:shadow="none"/>
    </style:style>
    <style:style style:name="T36" style:family="text">
      <style:text-properties style:font-name="Ubuntu1" fo:font-size="10pt" officeooo:rsid="03fe5119" fo:background-color="transparent" loext:char-shading-value="0" style:font-size-asian="10pt" style:font-size-complex="10pt" loext:shadow="none"/>
    </style:style>
    <style:style style:name="T37" style:family="text">
      <style:text-properties style:font-name="Ubuntu1" fo:font-size="10pt" style:font-size-asian="10pt" style:font-size-complex="10pt"/>
    </style:style>
    <style:style style:name="T38" style:family="text">
      <style:text-properties style:font-name="Ubuntu1" fo:font-size="10pt" officeooo:rsid="03fc59fa" style:font-size-asian="10pt" style:font-size-complex="10pt"/>
    </style:style>
    <style:style style:name="T39" style:family="text">
      <style:text-properties style:font-name="Ubuntu1" fo:font-size="10pt" officeooo:rsid="04073bb5" style:font-size-asian="10pt" style:font-size-complex="10pt"/>
    </style:style>
    <style:style style:name="T40" style:family="text">
      <style:text-properties style:font-name="Ubuntu1" fo:font-size="10pt" officeooo:rsid="040512cf" style:font-size-asian="10pt" style:font-size-complex="10pt"/>
    </style:style>
    <style:style style:name="T41" style:family="text">
      <style:text-properties style:font-name="Ubuntu1" fo:font-size="10pt" officeooo:rsid="0405df2c" style:font-size-asian="10pt" style:font-size-complex="10pt"/>
    </style:style>
    <style:style style:name="T42" style:family="text">
      <style:text-properties style:font-name="Ubuntu1" fo:font-size="10pt" officeooo:rsid="04082209" style:font-size-asian="10pt" style:font-size-complex="10pt"/>
    </style:style>
    <style:style style:name="T43" style:family="text">
      <style:text-properties style:font-name="Ubuntu1" fo:font-size="10pt" officeooo:rsid="0404c709" style:font-size-asian="10pt" style:font-size-complex="10pt"/>
    </style:style>
    <style:style style:name="T44" style:family="text">
      <style:text-properties style:font-name="Ubuntu1" fo:font-size="10pt" officeooo:rsid="04500c49" style:font-size-asian="10pt" style:font-size-complex="10pt"/>
    </style:style>
    <style:style style:name="T45" style:family="text">
      <style:text-properties style:font-name="Ubuntu1" fo:font-size="9pt" officeooo:rsid="03fc59fa" style:font-size-asian="9pt" style:font-size-complex="9pt"/>
    </style:style>
    <style:style style:name="T46" style:family="text">
      <style:text-properties fo:color="#ff3333" fo:font-weight="bold" style:font-weight-asian="bold" style:font-weight-complex="bold"/>
    </style:style>
    <style:style style:name="T47" style:family="text">
      <style:text-properties fo:color="#ff3333" fo:font-weight="bold" officeooo:rsid="04666551" style:font-weight-asian="bold" style:font-weight-complex="bold"/>
    </style:style>
    <style:style style:name="T48" style:family="text">
      <style:text-properties fo:color="#ff3333" style:font-name="Ubuntu" fo:font-weight="bold" officeooo:rsid="04666551" fo:background-color="transparent" loext:char-shading-value="0" style:font-weight-asian="bold" style:font-weight-complex="bold"/>
    </style:style>
    <style:style style:name="T49" style:family="text">
      <style:text-properties officeooo:rsid="041b63cd"/>
    </style:style>
    <style:style style:name="T50" style:family="text">
      <style:text-properties officeooo:rsid="041d20dd"/>
    </style:style>
    <style:style style:name="T51" style:family="text">
      <style:text-properties officeooo:rsid="041f1fe0"/>
    </style:style>
    <style:style style:name="T52" style:family="text">
      <style:text-properties officeooo:rsid="042002bc"/>
    </style:style>
    <style:style style:name="T53" style:family="text">
      <style:text-properties officeooo:rsid="04206fd1"/>
    </style:style>
    <style:style style:name="T54" style:family="text">
      <style:text-properties style:use-window-font-color="true" style:font-name="Ubuntu1" fo:font-size="10pt" fo:font-weight="normal" officeooo:rsid="04082209" fo:background-color="transparent" loext:char-shading-value="0" style:font-size-asian="10pt" style:font-weight-asian="normal" style:font-size-complex="10pt" style:font-weight-complex="normal" loext:shadow="none"/>
    </style:style>
    <style:style style:name="T55" style:family="text">
      <style:text-properties style:use-window-font-color="true" style:font-name="Ubuntu1" fo:font-size="10pt" fo:font-weight="normal" officeooo:rsid="03fc59fa" fo:background-color="transparent" loext:char-shading-value="0" style:font-size-asian="10pt" style:font-weight-asian="normal" style:font-size-complex="10pt" style:font-weight-complex="normal" loext:shadow="none"/>
    </style:style>
    <style:style style:name="T56" style:family="text">
      <style:text-properties style:use-window-font-color="true" style:font-name="Ubuntu1" fo:font-size="10pt" fo:font-weight="normal" officeooo:rsid="040636ae" fo:background-color="transparent" loext:char-shading-value="0" style:font-size-asian="10pt" style:font-weight-asian="normal" style:font-size-complex="10pt" style:font-weight-complex="normal" loext:shadow="none"/>
    </style:style>
    <style:style style:name="T57" style:family="text">
      <style:text-properties style:use-window-font-color="true" style:font-name="Ubuntu1" fo:font-size="10pt" fo:font-weight="normal" officeooo:rsid="03faf96a" fo:background-color="transparent" loext:char-shading-value="0" style:font-size-asian="10pt" style:font-weight-asian="normal" style:font-size-complex="10pt" style:font-weight-complex="normal" loext:shadow="none"/>
    </style:style>
    <style:style style:name="T58" style:family="text">
      <style:text-properties style:use-window-font-color="true" style:font-name="Ubuntu1" fo:font-size="10pt" fo:font-weight="normal" officeooo:rsid="03fe5119" fo:background-color="transparent" loext:char-shading-value="0" style:font-size-asian="10pt" style:font-weight-asian="normal" style:font-size-complex="10pt" style:font-weight-complex="normal" loext:shadow="none"/>
    </style:style>
    <style:style style:name="T59" style:family="text">
      <style:text-properties style:use-window-font-color="true" style:font-name="Ubuntu1" fo:font-size="10pt" fo:font-weight="normal" officeooo:rsid="06cb439d" fo:background-color="transparent" loext:char-shading-value="0" style:font-size-asian="10.5pt" style:font-weight-asian="normal" style:font-size-complex="10pt" style:font-weight-complex="normal"/>
    </style:style>
    <style:style style:name="T60" style:family="text">
      <style:text-properties style:use-window-font-color="true" style:font-name="Ubuntu1" fo:font-size="10pt" fo:font-weight="normal" officeooo:rsid="06d60db8" fo:background-color="transparent" loext:char-shading-value="0" style:font-size-asian="10.5pt" style:font-weight-asian="normal" style:font-size-complex="10pt" style:font-weight-complex="normal"/>
    </style:style>
    <style:style style:name="T61" style:family="text">
      <style:text-properties style:use-window-font-color="true" style:font-name="Ubuntu1" fo:font-size="10pt" fo:font-weight="bold" officeooo:rsid="048013fc" fo:background-color="transparent" loext:char-shading-value="0" style:font-size-asian="10.5pt" style:font-weight-asian="bold" style:font-size-complex="10pt" style:font-weight-complex="bold"/>
    </style:style>
    <style:style style:name="T62" style:family="text">
      <style:text-properties style:use-window-font-color="true" style:font-name="Ubuntu1" fo:font-size="9pt" fo:font-weight="normal" officeooo:rsid="04082209" fo:background-color="transparent" loext:char-shading-value="0" style:font-size-asian="9pt" style:font-weight-asian="normal" style:font-size-complex="9pt" style:font-weight-complex="normal" loext:shadow="none"/>
    </style:style>
    <style:style style:name="T63" style:family="text">
      <style:text-properties fo:color="#00cc00" style:font-name="Ubuntu" style:text-underline-style="none" fo:font-weight="normal" officeooo:rsid="037c7f22" fo:background-color="transparent" loext:char-shading-value="0" style:font-weight-asian="normal" style:font-weight-complex="normal" loext:shadow="none"/>
    </style:style>
    <style:style style:name="T64" style:family="text">
      <style:text-properties fo:color="#00cc00" style:font-name="Ubuntu" style:text-underline-style="none" fo:font-weight="normal" officeooo:rsid="046a9dfe" fo:background-color="transparent" loext:char-shading-value="0" style:font-weight-asian="normal" style:font-weight-complex="normal" loext:shadow="none"/>
    </style:style>
    <style:style style:name="T65" style:family="text">
      <style:text-properties fo:color="#00cc00" style:font-name="Ubuntu" style:text-underline-style="none" fo:font-weight="normal" officeooo:rsid="037c7f22" style:font-weight-asian="normal" style:font-weight-complex="normal"/>
    </style:style>
    <style:style style:name="T66" style:family="text">
      <style:text-properties fo:color="#00cc00" style:font-name="Ubuntu" style:text-underline-style="none" officeooo:rsid="037c7f22"/>
    </style:style>
    <style:style style:name="T67" style:family="text">
      <style:text-properties fo:color="#00cc00" style:font-name="Ubuntu" fo:font-size="10pt" style:text-underline-style="none" officeooo:rsid="037c7f22" fo:background-color="transparent" loext:char-shading-value="0" style:font-size-asian="10pt" style:font-size-complex="10pt" loext:shadow="none"/>
    </style:style>
    <style:style style:name="T68" style:family="text">
      <style:text-properties fo:color="#00cc00" style:font-name="Ubuntu" fo:font-size="10pt" style:text-underline-style="none" fo:font-weight="normal" officeooo:rsid="037c7f22" fo:background-color="transparent" loext:char-shading-value="0" style:font-size-asian="10pt" style:font-weight-asian="normal" style:font-size-complex="10pt" style:font-weight-complex="normal" loext:shadow="none"/>
    </style:style>
    <style:style style:name="T69" style:family="text">
      <style:text-properties fo:color="#00cc00" style:font-name="Ubuntu" fo:font-size="10pt" style:text-underline-style="none" officeooo:rsid="037c7f22" style:font-size-asian="10pt" style:font-size-complex="10pt"/>
    </style:style>
    <style:style style:name="T70" style:family="text">
      <style:text-properties fo:color="#00cc00" style:font-name="Ubuntu" fo:font-size="9pt" style:text-underline-style="none" officeooo:rsid="037c7f22" style:font-size-asian="9pt" style:font-size-complex="9pt"/>
    </style:style>
    <style:style style:name="T71" style:family="text">
      <style:text-properties officeooo:rsid="0423b06f"/>
    </style:style>
    <style:style style:name="T72" style:family="text">
      <style:text-properties officeooo:rsid="04297ab7"/>
    </style:style>
    <style:style style:name="T73" style:family="text">
      <style:text-properties fo:font-variant="normal" fo:text-transform="none" fo:color="#aa22ff" style:font-name="Ubuntu1" fo:font-size="10pt" fo:letter-spacing="normal" fo:font-style="normal" fo:font-weight="bold" officeooo:rsid="043dd4c8" style:font-name-asian="DejaVu Sans1" style:font-size-asian="10pt" style:font-weight-asian="bold" style:font-name-complex="DejaVu Sans Mono" style:font-size-complex="10pt" style:font-weight-complex="bold"/>
    </style:style>
    <style:style style:name="T74" style:family="text">
      <style:text-properties fo:font-variant="normal" fo:text-transform="none" fo:color="#aa22ff" style:font-name="Ubuntu1" fo:font-size="10pt" fo:letter-spacing="normal" fo:font-style="normal" fo:font-weight="bold" officeooo:rsid="043dd4c8" fo:background-color="transparent" loext:char-shading-value="0" style:font-name-asian="DejaVu Sans1" style:font-size-asian="10pt" style:font-weight-asian="bold" style:font-name-complex="DejaVu Sans Mono" style:font-size-complex="10pt" style:font-weight-complex="bold" loext:shadow="none"/>
    </style:style>
    <style:style style:name="T75" style:family="text">
      <style:text-properties fo:font-variant="normal" fo:text-transform="none" fo:color="#aa22ff" style:font-name="Ubuntu1" fo:font-size="10pt" fo:letter-spacing="normal" fo:font-style="normal" fo:font-weight="bold" officeooo:rsid="04576af7" fo:background-color="transparent" loext:char-shading-value="0" style:font-name-asian="DejaVu Sans1" style:font-size-asian="10pt" style:font-weight-asian="bold" style:font-name-complex="DejaVu Sans Mono" style:font-size-complex="10pt" style:font-weight-complex="bold" loext:shadow="none"/>
    </style:style>
    <style:style style:name="T76" style:family="text">
      <style:text-properties fo:font-variant="normal" fo:text-transform="none" fo:color="#aa22ff" style:font-name="Ubuntu1" fo:letter-spacing="normal" fo:font-style="normal" fo:font-weight="bold" officeooo:rsid="043dd4c8" style:font-name-asian="DejaVu Sans1" style:font-weight-asian="bold" style:font-name-complex="DejaVu Sans Mono" style:font-weight-complex="bold"/>
    </style:style>
    <style:style style:name="T77"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size-complex="10pt" loext:shadow="none"/>
    </style:style>
    <style:style style:name="T78"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weight-asian="normal" style:font-size-complex="10pt" style:font-weight-complex="normal" loext:shadow="none"/>
    </style:style>
    <style:style style:name="T79" style:family="text">
      <style:text-properties fo:font-variant="normal" fo:text-transform="none" fo:color="#0000ff" style:font-name="Ubuntu1" fo:font-size="10pt" fo:letter-spacing="normal" fo:font-style="normal" fo:font-weight="bold" officeooo:rsid="043dd4c8" style:font-size-asian="10pt" style:font-size-complex="10pt"/>
    </style:style>
    <style:style style:name="T80" style:family="text">
      <style:text-properties fo:font-variant="normal" fo:text-transform="none" fo:color="#0000ff" style:font-name="Ubuntu1" fo:letter-spacing="normal" fo:font-style="normal" fo:font-weight="bold" officeooo:rsid="043dd4c8"/>
    </style:style>
    <style:style style:name="T81" style:family="text">
      <style:text-properties fo:font-variant="normal" fo:text-transform="none" fo:color="#0000ff" style:font-name="Ubuntu1" fo:letter-spacing="normal" fo:font-style="normal" fo:font-weight="bold" officeooo:rsid="043dd4c8" style:font-weight-asian="normal" style:font-weight-complex="normal"/>
    </style:style>
    <style:style style:name="T82"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83" style:family="text">
      <style:text-properties fo:font-variant="normal" fo:text-transform="none" fo:color="#0000ff" style:font-name="Ubuntu" fo:font-size="11pt" fo:letter-spacing="normal" fo:font-style="normal" fo:font-weight="bold" officeooo:rsid="048a3add" fo:background-color="transparent" loext:char-shading-value="0" style:font-size-asian="10.5pt" style:font-weight-asian="bold" style:font-size-complex="11pt" style:font-weight-complex="bold"/>
    </style:style>
    <style:style style:name="T84" style:family="text">
      <style:text-properties fo:font-size="11pt" style:font-size-asian="11pt" style:font-size-complex="11pt"/>
    </style:style>
    <style:style style:name="T85" style:family="text">
      <style:text-properties fo:font-size="11pt" officeooo:rsid="044fb675" style:font-size-asian="11pt" style:font-size-complex="11pt"/>
    </style:style>
    <style:style style:name="T86" style:family="text">
      <style:text-properties fo:font-size="11pt" fo:font-weight="bold" style:font-size-asian="11pt" style:font-weight-asian="bold" style:font-size-complex="11pt" style:font-weight-complex="bold"/>
    </style:style>
    <style:style style:name="T87" style:family="text">
      <style:text-properties fo:font-size="11pt" fo:font-weight="bold" officeooo:rsid="044fb675" style:font-size-asian="11pt" style:font-weight-asian="bold" style:font-size-complex="11pt" style:font-weight-complex="bold"/>
    </style:style>
    <style:style style:name="T88" style:family="text">
      <style:text-properties officeooo:rsid="0431c7f7"/>
    </style:style>
    <style:style style:name="T89" style:family="text">
      <style:text-properties fo:font-style="italic" style:font-style-asian="italic" style:font-style-complex="italic"/>
    </style:style>
    <style:style style:name="T90" style:family="text">
      <style:text-properties fo:font-style="italic" officeooo:rsid="048013fc" style:font-style-asian="italic" style:font-style-complex="italic"/>
    </style:style>
    <style:style style:name="T91" style:family="text">
      <style:text-properties fo:font-style="italic" officeooo:rsid="04666551" style:font-style-asian="italic" style:font-style-complex="italic"/>
    </style:style>
    <style:style style:name="T92" style:family="text">
      <style:text-properties fo:font-style="italic" officeooo:rsid="048e2631" style:font-style-asian="italic" style:font-style-complex="italic"/>
    </style:style>
    <style:style style:name="T93" style:family="text">
      <style:text-properties fo:font-size="10pt" style:font-size-asian="10pt" style:font-size-complex="10pt"/>
    </style:style>
    <style:style style:name="T94" style:family="text">
      <style:text-properties fo:font-size="10pt" officeooo:rsid="04625993" style:font-size-asian="10pt" style:font-size-complex="10pt"/>
    </style:style>
    <style:style style:name="T95" style:family="text">
      <style:text-properties fo:font-size="10pt" officeooo:rsid="0486ec1d" style:font-size-asian="10pt" style:font-size-complex="10pt"/>
    </style:style>
    <style:style style:name="T96" style:family="text">
      <style:text-properties fo:font-size="10pt" fo:font-style="italic" style:font-size-asian="10pt" style:font-style-asian="italic" style:font-size-complex="10pt" style:font-style-complex="italic"/>
    </style:style>
    <style:style style:name="T97" style:family="text">
      <style:text-properties fo:font-size="10pt" fo:font-style="italic" officeooo:rsid="04666551" style:font-size-asian="10pt" style:font-style-asian="italic" style:font-size-complex="10pt" style:font-style-complex="italic"/>
    </style:style>
    <style:style style:name="T98" style:family="text">
      <style:text-properties fo:font-size="10pt" fo:font-style="italic" officeooo:rsid="048013fc" style:font-size-asian="10pt" style:font-style-asian="italic" style:font-size-complex="10pt" style:font-style-complex="italic"/>
    </style:style>
    <style:style style:name="T99" style:family="text">
      <style:text-properties fo:font-size="10pt" fo:font-style="italic" officeooo:rsid="048e2631" style:font-size-asian="10pt" style:font-style-asian="italic" style:font-size-complex="10pt" style:font-style-complex="italic"/>
    </style:style>
    <style:style style:name="T100" style:family="text">
      <style:text-properties officeooo:rsid="040a8fda" fo:background-color="transparent" loext:char-shading-value="0" loext:shadow="none"/>
    </style:style>
    <style:style style:name="T101" style:family="text">
      <style:text-properties officeooo:rsid="04625993"/>
    </style:style>
    <style:style style:name="T102" style:family="text">
      <style:text-properties officeooo:rsid="0464428b"/>
    </style:style>
    <style:style style:name="T103" style:family="text">
      <style:text-properties officeooo:rsid="04666551"/>
    </style:style>
    <style:style style:name="T104" style:family="text">
      <style:text-properties officeooo:rsid="04681ccb"/>
    </style:style>
    <style:style style:name="T105" style:family="text">
      <style:text-properties officeooo:rsid="0471a528"/>
    </style:style>
    <style:style style:name="T106" style:family="text">
      <style:text-properties officeooo:rsid="04734c1b"/>
    </style:style>
    <style:style style:name="T107" style:family="text">
      <style:text-properties officeooo:rsid="0474b16f"/>
    </style:style>
    <style:style style:name="T108" style:family="text">
      <style:text-properties officeooo:rsid="0476758e"/>
    </style:style>
    <style:style style:name="T109" style:family="text">
      <style:text-properties officeooo:rsid="04780143"/>
    </style:style>
    <style:style style:name="T110" style:family="text">
      <style:text-properties officeooo:rsid="047f67cc"/>
    </style:style>
    <style:style style:name="T111" style:family="text">
      <style:text-properties officeooo:rsid="048013fc"/>
    </style:style>
    <style:style style:name="T112" style:family="text">
      <style:text-properties officeooo:rsid="0428d87c"/>
    </style:style>
    <style:style style:name="T113" style:family="text">
      <style:text-properties officeooo:rsid="04bd0e30"/>
    </style:style>
    <text:list-style style:name="L1">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span text:style-name="T113">Image Manipulation</text:span> with OpenCV</text:p>
      <text:list xml:id="list3449887147330957882" text:style-name="Sajat_20_szamozas">
        <text:list-item>
          <text:h text:style-name="P100" text:outline-level="3"><text:span text:style-name="T29">Mask by Color - </text:span>Change Color-space<text:span text:style-name="T27"> BGR-&gt;HSV</text:span></text:h>
        </text:list-item>
      </text:list>
      <text:p text:style-name="P5">There are more than 150 color-space conversion methods available in OpenCV.<text:span text:style-name="T26"> You can check them:</text:span></text:p>
      <text:p text:style-name="P79">&gt;&gt;&gt; import cv2</text:p>
      <text:p text:style-name="P64">&gt;&gt;&gt; flags = [i for i in dir(cv2) if i.startswith('COLOR_')]</text:p>
      <text:p text:style-name="P64">&gt;&gt;&gt; print( flags )</text:p>
      <text:p text:style-name="P73"><text:span text:style-name="T100">... <text:s text:c="2"/></text:span>COLOR_BGR2HSV<text:span text:style-name="T27"> ...</text:span></text:p>
      <text:p text:style-name="P9">For HSV, <text:span text:style-name="T1">Hue</text:span> range is [0,179], <text:span text:style-name="T1">Saturation</text:span> range is [0,255] and <text:span text:style-name="T1">Value</text:span> range is [0,255]. Different softwares use different scales. So if you are comparing OpenCV values with them, you need to normalize these ranges.</text:p>
      <text:p text:style-name="P74"><text:span text:style-name="T76">import</text:span> <text:span text:style-name="T80">cv2</text:span></text:p>
      <text:p text:style-name="P74"><text:span text:style-name="T76">import</text:span> <text:span text:style-name="T80">numpy</text:span> as <text:span text:style-name="T80">np</text:span></text:p>
      <text:p text:style-name="P75"/>
      <text:p text:style-name="P74">cap = cv2.VideoCapture(0)</text:p>
      <text:p text:style-name="P75"/>
      <text:p text:style-name="P74"><text:span text:style-name="T76">while</text:span>(1): <text:s text:c="3"/></text:p>
      <text:p text:style-name="P75"><text:span text:style-name="T28"><text:s text:c="4"/>_, frame = cap.read()<text:tab/><text:tab/><text:tab/><text:tab/></text:span><text:span text:style-name="T66"># Take each frame</text:span></text:p>
      <text:p text:style-name="P75"/>
      <text:p text:style-name="P75"><text:span text:style-name="T28"><text:s text:c="5"/>hsv = cv2.cvtColor(frame, cv2.COLOR_BGR2HSV)<text:tab/></text:span><text:span text:style-name="T66"># Convert BGR to HSV</text:span></text:p>
      <text:p text:style-name="P74"><text:s text:c="4"/></text:p>
      <text:p text:style-name="P75"><text:span text:style-name="T28"><text:s text:c="4"/>lower_blue = np.array([110,50,50])<text:tab/><text:tab/><text:tab/></text:span><text:span text:style-name="T66"># define range of blue color in HSV</text:span></text:p>
      <text:p text:style-name="P74"><text:s text:c="4"/>upper_blue = np.array([130,255,255])</text:p>
      <text:p text:style-name="P74"><text:s text:c="4"/></text:p>
      <text:p text:style-name="P76"><text:span text:style-name="T28"><text:s text:c="4"/>mask = cv2.inRange( hsv, lower_blue, upper_blue )<text:tab/></text:span><text:span text:style-name="T70"># Threshold the HSV image to get only blue colors</text:span></text:p>
      <text:p text:style-name="P74"><text:s text:c="3"/></text:p>
      <text:p text:style-name="P76"><text:span text:style-name="T28"><text:s text:c="4"/>res = cv2.bitwise_and(frame, frame, mask= mask)<text:tab/> </text:span><text:span text:style-name="T66"># Bitwise-AND mask and original image</text:span></text:p>
      <text:p text:style-name="P75"/>
      <text:p text:style-name="P74"><text:s text:c="4"/>cv2.imshow('frame',frame)</text:p>
      <text:p text:style-name="P74"><text:s text:c="4"/>cv2.imshow('mask',mask)</text:p>
      <text:p text:style-name="P74"><text:s text:c="4"/>cv2.imshow('res',res)</text:p>
      <text:p text:style-name="P74"><text:s text:c="4"/><text:span text:style-name="T76">if</text:span> cv2.waitKey(5) &amp; 0xFF == 27:</text:p>
      <text:p text:style-name="P74"><text:s text:c="8"/><text:span text:style-name="T76">break</text:span></text:p>
      <text:p text:style-name="P75"/>
      <text:p text:style-name="P74">cv2.destroyAllWindows()</text:p>
      <text:p text:style-name="P10"/>
      <text:p text:style-name="P11">The appearing image is too noise.</text:p>
      <text:p text:style-name="P5"/>
      <text:list xml:id="list222715461661045" text:continue-numbering="true" text:style-name="Sajat_20_szamozas">
        <text:list-item>
          <text:h text:style-name="P101" text:outline-level="3">Show Black &amp; White webcam image</text:h>
        </text:list-item>
      </text:list>
      <text:p text:style-name="P65"><text:span text:style-name="T76">import</text:span> <text:span text:style-name="T81">cv2</text:span></text:p>
      <text:p text:style-name="P65"><text:span text:style-name="T76">import</text:span> <text:span text:style-name="T81">numpy</text:span> as <text:span text:style-name="T81">np</text:span></text:p>
      <text:p text:style-name="P65"/>
      <text:p text:style-name="P65">cap = cv2.VideoCapture(0)</text:p>
      <text:p text:style-name="P65"><text:span text:style-name="T76">while</text:span> True:</text:p>
      <text:p text:style-name="P65"><text:tab/>ret, frame = cap.read()</text:p>
      <text:p text:style-name="P65"><text:tab/>gray = <text:span text:style-name="T21"><text:s/>cv2.cvtColor ( frame, cv2.COLOR_BGR2GRAY )</text:span></text:p>
      <text:p text:style-name="P68"><text:tab/></text:p>
      <text:p text:style-name="P68"><text:tab/>cv2.imshow( 'frame', frame )</text:p>
      <text:p text:style-name="P68"><text:tab/>cv2.imshow( 'gray', gray )</text:p>
      <text:p text:style-name="P68"/>
      <text:p text:style-name="P68"><text:tab/><text:span text:style-name="T76">if</text:span> cv2.waitKey(1) &amp; 0xFF == ord( 'q' ):</text:p>
      <text:p text:style-name="P68"><text:tab/><text:tab/><text:span text:style-name="T76">break</text:span></text:p>
      <text:p text:style-name="P68"><text:soft-page-break/></text:p>
      <text:p text:style-name="P68">cap.release()</text:p>
      <text:p text:style-name="P68">cv2.destroyAllWindows()</text:p>
      <text:list xml:id="list222715189231510" text:continue-numbering="true" text:style-name="Sajat_20_szamozas">
        <text:list-item>
          <text:h text:style-name="P102" text:outline-level="3">Record <text:span text:style-name="T22">Black &amp; White </text:span>webcam<text:span text:style-name="T22"> stream</text:span></text:h>
        </text:list-item>
      </text:list>
      <text:p text:style-name="P66"><text:span text:style-name="T76">import</text:span> <text:span text:style-name="T81">cv2</text:span></text:p>
      <text:p text:style-name="P66"><text:span text:style-name="T76">import</text:span> <text:span text:style-name="T81">numpy</text:span> as <text:span text:style-name="T81">np</text:span></text:p>
      <text:p text:style-name="P66"/>
      <text:p text:style-name="P66">cap = cv2.VideoCapture(0)<text:span text:style-name="T22"><text:tab/><text:tab/><text:tab/><text:tab/><text:tab/></text:span><text:span text:style-name="T65">#capture</text:span></text:p>
      <text:p text:style-name="P70">fourcc = cv2.VideoWriter_fourcc( * 'XVID' )</text:p>
      <text:p text:style-name="P70">out = cv2.VideoWriter( 'output.avi', fourcc, 20.0, (640, 480) )</text:p>
      <text:p text:style-name="P66"/>
      <text:p text:style-name="P67"><text:span text:style-name="T76">while</text:span> True:</text:p>
      <text:p text:style-name="P67"><text:tab/>ret, frame = cap.read()</text:p>
      <text:p text:style-name="P67"><text:tab/>gray = <text:span text:style-name="T21"><text:s/>cv2.cvtColor ( frame, cv2.COLOR_BGR2GRAY )<text:tab/></text:span><text:span text:style-name="T65">#convert to B&amp;W</text:span></text:p>
      <text:p text:style-name="P69"><text:span text:style-name="T22"><text:tab/>out.write( gray )</text:span><text:tab/><text:span text:style-name="T22"><text:tab/><text:tab/><text:tab/><text:tab/></text:span><text:span text:style-name="T65">#record</text:span></text:p>
      <text:p text:style-name="P69"><text:tab/>cv2.imshow( 'gray', gray )</text:p>
      <text:p text:style-name="P69"/>
      <text:p text:style-name="P69"><text:tab/><text:span text:style-name="T76">if</text:span> cv2.waitKey(1) &amp; 0xFF == ord( 'q' ):</text:p>
      <text:p text:style-name="P69"><text:tab/><text:tab/><text:span text:style-name="T76">break</text:span></text:p>
      <text:p text:style-name="P69"/>
      <text:p text:style-name="P69">cap.release()</text:p>
      <text:p text:style-name="P71">out.release()</text:p>
      <text:p text:style-name="P69">cv2.destroyAllWindows()</text:p>
      <text:list xml:id="list222715041680841" text:continue-numbering="true" text:style-name="Sajat_20_szamozas">
        <text:list-item>
          <text:h text:style-name="P103" text:outline-level="3">Tresholding</text:h>
        </text:list-item>
      </text:list>
      <text:p text:style-name="P6"><text:span text:style-name="T30">If pixel value is greater than a threshold value, it is assigned one value (may be white), else it is assigned another value (may be black). The function used is </text:span><text:span text:style-name="Strong_20_Emphasis"><text:span text:style-name="T30">cv2.threshold</text:span></text:span><text:span text:style-name="T30">. </text:span></text:p>
      <text:p text:style-name="P6"><text:span text:style-name="T30">First argument is the source image, which </text:span><text:span text:style-name="Strong_20_Emphasis"><text:span text:style-name="T30">should be a grayscale image</text:span></text:span><text:span text:style-name="T30">. Second argument is the threshold value which is used to classify the pixel values. Third argument is the maxVal which represents the value to be given if pixel value is more than (sometimes less than) the threshold value. OpenCV provides different styles of thresholding and it is decided by the fourth parameter of the function. Different types are:</text:span></text:p>
      <text:p text:style-name="P59">cv2.THRESH_BINARY </text:p>
      <text:p text:style-name="P59">cv2.THRESH_BINARY_INV </text:p>
      <text:p text:style-name="P59">cv2.THRESH_TRUNC </text:p>
      <text:p text:style-name="P59">cv2.THRESH_TOZERO </text:p>
      <text:p text:style-name="P59">cv2.THRESH_TOZERO_INV </text:p>
      <text:p text:style-name="P7"/>
      <text:p text:style-name="P72"><text:span text:style-name="T76">import</text:span> <text:span text:style-name="T81">cv2</text:span></text:p>
      <text:p text:style-name="P72"><text:span text:style-name="T76">import</text:span> <text:span text:style-name="T81">numpy</text:span> as <text:span text:style-name="T81">np</text:span></text:p>
      <text:p text:style-name="P72"><text:span text:style-name="T76">from</text:span> <text:span text:style-name="T81">matplotlib</text:span> <text:span text:style-name="T76">import</text:span> <text:span text:style-name="T81">pyplot</text:span> <text:span text:style-name="T76">as</text:span> <text:span text:style-name="T81">plt</text:span></text:p>
      <text:p text:style-name="P72"/>
      <text:p text:style-name="P72">img = cv2.imread('gradient.png',0)</text:p>
      <text:p text:style-name="P72">ret,thresh1 = cv2.threshold(img,127,255,cv2.THRESH_BINARY)</text:p>
      <text:p text:style-name="P72">ret,thresh2 = cv2.threshold(img,127,255,cv2.THRESH_BINARY_INV)</text:p>
      <text:p text:style-name="P72">ret,thresh3 = cv2.threshold(img,127,255,cv2.THRESH_TRUNC)</text:p>
      <text:p text:style-name="P72">ret,thresh4 = cv2.threshold(img,127,255,cv2.THRESH_TOZERO)</text:p>
      <text:p text:style-name="P72">ret,thresh5 = cv2.threshold(img,127,255,cv2.THRESH_TOZERO_INV)</text:p>
      <text:p text:style-name="P72"/>
      <text:p text:style-name="P72">titles = ['Original Image','BINARY','BINARY_INV','TRUNC','TOZERO','TOZERO_INV']</text:p>
      <text:p text:style-name="P72">images = [img, thresh1, thresh2, thresh3, thresh4, thresh5]</text:p>
      <text:p text:style-name="P72"/>
      <text:p text:style-name="P72"><text:span text:style-name="T76">for</text:span> i <text:span text:style-name="T76">in</text:span> range(6):</text:p>
      <text:p text:style-name="P72"><text:s text:c="4"/>plt.subplot(2,3,i+1),plt.imshow(images[i],'gray')</text:p>
      <text:p text:style-name="P72"><text:soft-page-break/><text:s text:c="4"/>plt.title(titles[i])</text:p>
      <text:p text:style-name="P72"><text:s text:c="4"/>plt.xticks([]),plt.yticks([])</text:p>
      <text:p text:style-name="P72"/>
      <text:p text:style-name="P72">plt.show()</text:p>
      <text:p text:style-name="P85"/>
      <text:list xml:id="list222713989640886" text:continue-numbering="true" text:style-name="Sajat_20_szamozas">
        <text:list-item>
          <text:h text:style-name="P104" text:outline-level="3"/>
        </text:list-item>
      </text:list>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9-16T22:27:13.217244511</dc:date>
    <meta:editing-duration>P22DT7H27M</meta:editing-duration>
    <meta:editing-cycles>1344</meta:editing-cycles>
    <meta:generator>LibreOffice/5.1.6.2$Linux_X86_64 LibreOffice_project/10m0$Build-2</meta:generator>
    <meta:document-statistic meta:table-count="0" meta:image-count="0" meta:object-count="0" meta:page-count="3" meta:paragraph-count="83" meta:word-count="444" meta:character-count="3340" meta:non-whitespace-character-count="2864"/>
  </office:meta>
</office:document-meta>
</file>